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1.092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cm" fo:min-width="3.092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.6cm" fo:min-width="0.35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6cm" fo:min-width="0.35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style:font-name="Consolas"/>
    </style:style>
    <style:style style:name="P2" style:family="paragraph">
      <loext:graphic-properties draw:fill-color="#ffffff"/>
      <style:paragraph-properties fo:text-align="center" style:writing-mode="lr-tb"/>
      <style:text-properties style:font-name="Consolas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-color="#ff3333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Consolas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25cm" svg:height="4.5cm" svg:x="3.5cm" svg:y="10.25cm">
          <text:p text:style-name="P1"><text:span text:style-name="T1">t0</text:span></text:p>
          <text:p text:style-name="P1"><text:span text:style-name="T1">k&lt;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7.25cm" svg:height="10.75cm" svg:x="9.5cm" svg:y="4cm">
          <text:p text:style-name="P1"><text:span text:style-name="T1">t1</text:span></text:p>
          <text:p text:style-name="P1"><text:span text:style-name="T1">&lt;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25cm" svg:height="1.25cm" svg:x="4.5cm" svg:y="9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5cm" svg:height="1.25cm" svg:x="10.5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5cm" svg:height="1.25cm" svg:x="11.25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75cm" svg:y1="9.25cm" svg:x2="5.5cm" svg:y2="10cm">
          <text:p/>
        </draw:line>
        <draw:line draw:style-name="gr5" draw:text-style-name="P5" draw:layer="layout" svg:x1="8.5cm" svg:y1="9.25cm" svg:x2="10.75cm" svg:y2="10cm">
          <text:p/>
        </draw:line>
        <draw:line draw:style-name="gr5" draw:text-style-name="P5" draw:layer="layout" svg:x1="8.5cm" svg:y1="8.75cm" svg:x2="11.5cm" svg:y2="8cm">
          <text:p/>
        </draw:line>
        <draw:custom-shape draw:style-name="gr4" draw:text-style-name="P4" draw:layer="layout" svg:width="1.25cm" svg:height="1.25cm" svg:x="7.5cm" svg:y="8.25cm">
          <text:p text:style-name="P6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8T09:17:16.999000000</meta:creation-date>
    <dc:date>2023-12-19T19:21:46.675000000</dc:date>
    <meta:editing-duration>PT1H6M46S</meta:editing-duration>
    <meta:editing-cycles>4</meta:editing-cycles>
    <meta:generator>LibreOffice/7.6.4.1$Windows_X86_64 LibreOffice_project/e19e193f88cd6c0525a17fb7a176ed8e6a3e2aa1</meta:generator>
    <meta:document-statistic meta:object-count="9"/>
  </office:meta>
</office:document-meta>
</file>